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5-14_11-51-06_000.jpg</text:p>
          </table:table-cell>
          <table:table-cell table:style-name="ce20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87341 E-139-34-49.324951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5-14_14-44-22_000.jpg</text:p>
          </table:table-cell>
          <table:table-cell table:style-name="ce20" office:value-type="string">
            <text:p>:m RES #*# / free# JVEMV6 70#_71:s-1 / 70. CO2 (lang=en) / w=fusca;cultures;innoculate;flue-gas,other=~,think~,doc=r-21-1~3#2</text:p>
          </table:table-cell>
          <table:table-cell table:style-name="ce4"/>
          <table:table-cell table:style-name="ce4"/>
          <table:table-cell table:style-name="ce4" office:value-type="string">
            <text:p>N-35-35-28.683471 E-139-34-48.995361</text:p>
          </table:table-cell>
          <table:table-cell table:style-name="ce38" table:formula="of:=IF([.E3]=&quot;&quot;;[.C3];CONCATENATE([.C3];&quot; / &quot;;[.E3]))" office:value-type="string" office:string-value=":m RES #*# / free# JVEMV6 70#_71:s-1 / 70. CO2 (lang=en) / w=fusca;cultures;innoculate;flue-gas,other=~,think~,doc=r-21-1~3#2">
            <text:p>:m RES #*# / free# JVEMV6 70#_71:s-1 / 70. CO2 (lang=en) / w=fusca;cultures;innoculate;flue-gas,other=~,think~,doc=r-21-1~3#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5-14_16-16-49_000.jpg</text:p>
          </table:table-cell>
          <table:table-cell table:style-name="ce20" office:value-type="string">
            <text:p>:m 東和 PHOTO / 210512w / 大森町駅 / 大森町プロジェクト / １名 / ホクシン設備（小川建設） / 日報（日付を追加したもの）</text:p>
          </table:table-cell>
          <table:table-cell table:style-name="ce19"/>
          <table:table-cell table:style-name="ce4"/>
          <table:table-cell table:style-name="ce4" office:value-type="string">
            <text:p>N-35-35-28.656005 E-139-34-49.379882</text:p>
          </table:table-cell>
          <table:table-cell table:style-name="ce38" table:formula="of:=IF([.E4]=&quot;&quot;;[.C4];CONCATENATE([.C4];&quot; / &quot;;[.E4]))" office:value-type="string" office:string-value=":m 東和 PHOTO / 210512w / 大森町駅 / 大森町プロジェクト / １名 / ホクシン設備（小川建設） / 日報（日付を追加したもの）">
            <text:p>:m 東和 PHOTO / 210512w / 大森町駅 / 大森町プロジェクト / １名 / ホクシン設備（小川建設） / 日報（日付を追加したもの）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5-14_16-30-41_000.jpg</text:p>
          </table:table-cell>
          <table:table-cell table:style-name="ce20" office:value-type="string">
            <text:p>:m 東和 PHOTO / 210512w / 大森町駅 / 大森町プロジェクト / １名 / ホクシン設備（小川建設） / 日誌</text:p>
          </table:table-cell>
          <table:table-cell table:style-name="ce17"/>
          <table:table-cell table:style-name="ce4"/>
          <table:table-cell table:style-name="ce4" office:value-type="string">
            <text:p>N-35-35-28.72467 E-139-34-49.270019</text:p>
          </table:table-cell>
          <table:table-cell table:style-name="ce38" table:formula="of:=IF([.E5]=&quot;&quot;;[.C5];CONCATENATE([.C5];&quot; / &quot;;[.E5]))" office:value-type="string" office:string-value=":m 東和 PHOTO / 210512w / 大森町駅 / 大森町プロジェクト / １名 / ホクシン設備（小川建設） / 日誌">
            <text:p>:m 東和 PHOTO / 210512w / 大森町駅 / 大森町プロジェクト / １名 / ホクシン設備（小川建設） / 日誌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5-14_18-01-56_000.jpg</text:p>
          </table:table-cell>
          <table:table-cell table:style-name="ce20" office:value-type="string">
            <text:p>:m RES #*# / free# JVEMV6 70#_71:s-2 / 70. CO2 (lang=ko) / w=광합성;바이오매스;photoautotroph;미생물,other=~,think~,doc=r-21-3~1#2</text:p>
          </table:table-cell>
          <table:table-cell table:style-name="ce20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8" table:formula="of:=IF([.E6]=&quot;&quot;;[.C6];CONCATENATE([.C6];&quot; / &quot;;[.E6]))" office:value-type="string" office:string-value=":m RES #*# / free# JVEMV6 70#_71:s-2 / 70. CO2 (lang=ko) / w=광합성;바이오매스;photoautotroph;미생물,other=~,think~,doc=r-21-3~1#2">
            <text:p>:m RES #*# / free# JVEMV6 70#_71:s-2 / 70. CO2 (lang=ko) / w=광합성;바이오매스;photoautotroph;미생물,other=~,think~,doc=r-21-3~1#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4" office:value-type="string">
            <text:p>2021-05-14_19-18-36_000.jpg</text:p>
          </table:table-cell>
          <table:table-cell table:style-name="ce18" office:value-type="string">
            <text:p>:m :篠笛,shinobue #*# / session-memo / s.1:prac,for=high-low-alternate,Re+,tempo=~,other=~,key=~ \\\ s.2:prac,for=「甲」音,Re+,tempo=~,other=~,key=~</text:p>
          </table:table-cell>
          <table:table-cell table:style-name="ce18"/>
          <table:table-cell table:style-name="ce4"/>
          <table:table-cell table:style-name="ce4" office:value-type="string">
            <text:p>N-35-35-28.62854 E-139-34-49.324951</text:p>
          </table:table-cell>
          <table:table-cell table:style-name="ce38" table:formula="of:=IF([.E7]=&quot;&quot;;[.C7];CONCATENATE([.C7];&quot; / &quot;;[.E7]))" office:value-type="string" office:string-value=":m :篠笛,shinobue #*# / session-memo / s.1:prac,for=high-low-alternate,Re+,tempo=~,other=~,key=~ \\\ s.2:prac,for=「甲」音,Re+,tempo=~,other=~,key=~">
            <text:p>:m :篠笛,shinobue #*# / session-memo / s.1:prac,for=high-low-alternate,Re+,tempo=~,other=~,key=~ \\\ s.2:prac,for=「甲」音,Re+,tempo=~,other=~,key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5-14_20-23-21_000.jpg</text:p>
          </table:table-cell>
          <table:table-cell table:style-name="ce19" office:value-type="string">
            <text:p>:m 災害備蓄 / 入れたもの / item=養生用ブルーシート / other=size:3.6x5.4;code:#1200;ハトメあり / volume=1p / id=~</text:p>
          </table:table-cell>
          <table:table-cell table:style-name="ce19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8" table:formula="of:=IF([.E8]=&quot;&quot;;[.C8];CONCATENATE([.C8];&quot; / &quot;;[.E8]))" office:value-type="string" office:string-value=":m 災害備蓄 / 入れたもの / item=養生用ブルーシート / other=size:3.6x5.4;code:#1200;ハトメあり / volume=1p / id=~">
            <text:p>:m 災害備蓄 / 入れたもの / item=養生用ブルーシート / other=size:3.6x5.4;code:#1200;ハトメあり / volume=1p / id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5-14_20-23-44_000.jpg</text:p>
          </table:table-cell>
          <table:table-cell table:style-name="ce19" office:value-type="string">
            <text:p>:m 災害備蓄 / 入れたもの / item=養生用ブルーシート / other=size:2.7x2.7;code:#3000;ハトメなし / volume=2p / id=~</text:p>
          </table:table-cell>
          <table:table-cell table:style-name="ce18"/>
          <table:table-cell table:style-name="ce4"/>
          <table:table-cell table:style-name="ce4" office:value-type="string">
            <text:p>N-35-35-28.587341 E-139-34-49.270019</text:p>
          </table:table-cell>
          <table:table-cell table:style-name="ce38" table:formula="of:=IF([.E9]=&quot;&quot;;[.C9];CONCATENATE([.C9];&quot; / &quot;;[.E9]))" office:value-type="string" office:string-value=":m 災害備蓄 / 入れたもの / item=養生用ブルーシート / other=size:2.7x2.7;code:#3000;ハトメなし / volume=2p / id=~">
            <text:p>:m 災害備蓄 / 入れたもの / item=養生用ブルーシート / other=size:2.7x2.7;code:#3000;ハトメなし / volume=2p / id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5-14_20-25-43_000.jpg</text:p>
          </table:table-cell>
          <table:table-cell table:style-name="ce17" office:value-type="string">
            <text:p>:m Other / 買うもの / item=災害用物資：トラロープ；ブルーシート；ガラ袋；シャベル</text:p>
          </table:table-cell>
          <table:table-cell table:style-name="ce17"/>
          <table:table-cell table:style-name="ce4"/>
          <table:table-cell table:style-name="ce4" office:value-type="string">
            <text:p>N-35-35-28.587341 E-139-34-49.270019</text:p>
          </table:table-cell>
          <table:table-cell table:style-name="ce38" table:formula="of:=IF([.E10]=&quot;&quot;;[.C10];CONCATENATE([.C10];&quot; / &quot;;[.E10]))" office:value-type="string" office:string-value=":m Other / 買うもの / item=災害用物資：トラロープ；ブルーシート；ガラ袋；シャベル">
            <text:p>:m Other / 買うもの / item=災害用物資：トラロープ；ブルーシート；ガラ袋；シャベル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5-14_20-59-09_000.jpg</text:p>
          </table:table-cell>
          <table:table-cell table:style-name="ce20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710937 E-139-34-49.599609</text:p>
          </table:table-cell>
          <table:table-cell table:style-name="ce38" table:formula="of:=IF([.E11]=&quot;&quot;;[.C11];CONCATENATE([.C11];&quot; / &quot;;[.E11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5-14_23-26-03_000.jpg</text:p>
          </table:table-cell>
          <table:table-cell table:style-name="ce19" office:value-type="string">
            <text:p>:PHOTO 記録 / 経過記録；作ったもの / food=焼酎漬け / material=ニンニク：１玉；liquor=麦焼酎：300ml,time=~,container=silver-cap-large / type=~,other=~,id=2021-05-14_23-26-03_000.jpg</text:p>
          </table:table-cell>
          <table:table-cell table:style-name="ce19"/>
          <table:table-cell table:style-name="ce4"/>
          <table:table-cell table:style-name="ce4" office:value-type="string">
            <text:p>N-35-35-28.944396 E-139-34-49.434814</text:p>
          </table:table-cell>
          <table:table-cell table:style-name="ce38" table:formula="of:=IF([.E12]=&quot;&quot;;[.C12];CONCATENATE([.C12];&quot; / &quot;;[.E12]))" office:value-type="string" office:string-value=":PHOTO 記録 / 経過記録；作ったもの / food=焼酎漬け / material=ニンニク：１玉；liquor=麦焼酎：300ml,time=~,container=silver-cap-large / type=~,other=~,id=2021-05-14_23-26-03_000.jpg">
            <text:p>:PHOTO 記録 / 経過記録；作ったもの / food=焼酎漬け / material=ニンニク：１玉；liquor=麦焼酎：300ml,time=~,container=silver-cap-large / type=~,other=~,id=2021-05-14_23-26-03_000.jpg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5-15_00-10-46_000.jpg</text:p>
          </table:table-cell>
          <table:table-cell table:style-name="ce20" office:value-type="string">
            <text:p>:PHOTO 記録 / PC画面 / デスクトップPC / entity=PACBI(BDS,palestine,nakba) / 寄付金、入金 / amount=JPY:2000</text:p>
          </table:table-cell>
          <table:table-cell table:style-name="ce17"/>
          <table:table-cell table:style-name="ce4"/>
          <table:table-cell table:style-name="ce4" office:value-type="string">
            <text:p>N-35-35-28.62854 E-139-34-49.324951</text:p>
          </table:table-cell>
          <table:table-cell table:style-name="ce38" table:formula="of:=IF([.E13]=&quot;&quot;;[.C13];CONCATENATE([.C13];&quot; / &quot;;[.E13]))" office:value-type="string" office:string-value=":PHOTO 記録 / PC画面 / デスクトップPC / entity=PACBI(BDS,palestine,nakba) / 寄付金、入金 / amount=JPY:2000">
            <text:p>:PHOTO 記録 / PC画面 / デスクトップPC / entity=PACBI(BDS,palestine,nakba) / 寄付金、入金 / amount=JPY:200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5-15_08-58-33_000.jpg</text:p>
          </table:table-cell>
          <table:table-cell table:style-name="ce17" office:value-type="string">
            <text:p>:m :PHOTO 起きた時刻 / 2020</text:p>
          </table:table-cell>
          <table:table-cell table:style-name="ce18"/>
          <table:table-cell table:style-name="ce4"/>
          <table:table-cell table:style-name="ce4"/>
          <table:table-cell table:style-name="ce38" table:formula="of:=IF([.E14]=&quot;&quot;;[.C14];CONCATENATE([.C14];&quot; / &quot;;[.E14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5-15_09-00-37_000.jpg</text:p>
          </table:table-cell>
          <table:table-cell table:style-name="ce18" office:value-type="string">
            <text:p>:m other / log / 寝る前　ウェブ閲覧　記録　（for オナニー） / 了 / ４：００ぐらいまで観ていた</text:p>
          </table:table-cell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string" office:string-value=":m other / log / 寝る前　ウェブ閲覧　記録　（for オナニー） / 了 / ４：００ぐらいまで観ていた">
            <text:p>:m other / log / 寝る前　ウェブ閲覧　記録　（for オナニー） / 了 / ４：００ぐらいまで観ていた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 office:value-type="float" office:value="15">
            <text:p>15</text:p>
          </table:table-cell>
          <table:table-cell table:style-name="ce4" office:value-type="string">
            <text:p>2021-05-15_09-01-30_000.jpg</text:p>
          </table:table-cell>
          <table:table-cell table:style-name="ce20" office:value-type="string">
            <text:p>:m 記録 / お酒：飲んだ量</text:p>
          </table:table-cell>
          <table:table-cell table:style-name="ce17"/>
          <table:table-cell table:style-name="ce4"/>
          <table:table-cell table:style-name="ce4"/>
          <table:table-cell table:style-name="ce38" table:formula="of:=IF([.E16]=&quot;&quot;;[.C16];CONCATENATE([.C16];&quot; / &quot;;[.E16]))" office:value-type="string" office:string-value=":m 記録 / お酒：飲んだ量">
            <text:p>:m 記録 / お酒：飲んだ量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5-15_09-01-49_000.jpg</text:p>
          </table:table-cell>
          <table:table-cell table:style-name="ce23" office:value-type="string">
            <text:p>:tome/ (J*) / topic=CO2 / content=chemistry,biology-&gt;read-everything;companyを組む:additional=やらなくていい、目指さなくていい、必要なことだけやれ、調べ物をしている時だけが、おれは幸せだ、fancyな言葉を振り回さなくていい、そういう言葉を使って、女にもてようとしなくていい</text:p>
          </table:table-cell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string" office:string-value=":tome/ (J*) / topic=CO2 / content=chemistry,biology-&gt;read-everything;companyを組む:additional=やらなくていい、目指さなくていい、必要なことだけやれ、調べ物をしている時だけが、おれは幸せだ、fancyな言葉を振り回さなくていい、そういう言葉を使って、女にもてようとしなくていい">
            <text:p>:tome/ (J*) / topic=CO2 / content=chemistry,biology-&gt;read-everything;companyを組む:additional=やらなくていい、目指さなくていい、必要なことだけやれ、調べ物をしている時だけが、おれは幸せだ、fancyな言葉を振り回さなくていい、そういう言葉を使って、女にもてようとしなくていい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5-14_18-18-26_000.mp4</text:p>
          </table:table-cell>
          <table:table-cell table:style-name="ce8" office:value-type="string">
            <text:p>:VIDEO / @自室 / 記録 / jap.flute / 演奏、play / f-2021-0514-1 / R=1,for=mouth-shape</text:p>
          </table:table-cell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string" office:string-value=":VIDEO / @自室 / 記録 / jap.flute / 演奏、play / f-2021-0514-1 / R=1,for=mouth-shape">
            <text:p>:VIDEO / @自室 / 記録 / jap.flute / 演奏、play / f-2021-0514-1 / R=1,for=mouth-shape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5-14_23-20-30_000.mid</text:p>
          </table:table-cell>
          <table:table-cell table:style-name="ce8" office:value-type="string">
            <text:p>:in-mid / app=perfect-piano / 演奏、play / id-2021-0514-1 / category=melody,inst=~,for=~,genre=~</text:p>
          </table:table-cell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string" office:string-value=":in-mid / app=perfect-piano / 演奏、play / id-2021-0514-1 / category=melody,inst=~,for=~,genre=~">
            <text:p>:in-mid / app=perfect-piano / 演奏、play / id-2021-0514-1 / category=melody,inst=~,for=~,genre=~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26">
            <text:p>26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18">
            <text:p>18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5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5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5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51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51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63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5">2021/05/15</text:date>, <text:time>10:26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5-15T10:26:07.91</dc:date>
    <dc:creator>iwabuchi ken</dc:creator>
    <meta:editing-duration>P33DT10H38M15S</meta:editing-duration>
    <meta:editing-cycles>12437</meta:editing-cycles>
    <meta:document-statistic meta:table-count="1" meta:cell-count="368" meta:object-count="0"/>
  </office:meta>
</office:document-meta>
</file>